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75cm" fo:min-width="1.5cm"/>
      <style:paragraph-properties style:writing-mode="lr-tb"/>
    </style:style>
    <style:style style:name="gr2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3" style:family="graphic" style:parent-style-name="standard">
      <style:graphic-properties draw:fill="gradient" draw:fill-color="#dee6ef" draw:fill-gradient-name="Gradient_20_20" draw:textarea-horizontal-align="justify" draw:textarea-vertical-align="middle" draw:auto-grow-height="false" fo:min-height="0.75cm" fo:min-width="1.5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0.75cm" fo:min-width="1.5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0.75cm" fo:min-width="1.5cm"/>
      <style:paragraph-properties style:writing-mode="lr-tb"/>
    </style:style>
    <style:style style:name="gr6" style:family="graphic" style:parent-style-name="objectwithoutfill">
      <style:graphic-properties draw:marker-start="Arrow" draw:marker-start-width="0.2cm" draw:marker-end="" draw:marker-end-width="0.3cm" draw:fill="solid" draw:textarea-vertical-align="middle"/>
    </style:style>
    <style:style style:name="gr7" style:family="graphic" style:parent-style-name="objectwithoutfill">
      <style:graphic-properties draw:marker-start="Arrow" draw:marker-start-width="0.23cm" draw:marker-end="Triangle_20_unfilled" draw:marker-end-width="0.23cm" draw:fill="solid" draw:textarea-vertical-align="middle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0.75cm" fo:min-width="2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4cm"/>
      <style:paragraph-properties style:writing-mode="lr-tb"/>
    </style:style>
    <style:style style:name="gr12" style:family="graphic" style:parent-style-name="objectwithoutfill">
      <style:graphic-properties draw:marker-start="Triangle_20_unfilled" draw:marker-start-width="0.2cm" draw:marker-end="Arrow" draw:marker-end-width="0.2cm" draw:fill="solid" draw:textarea-vertical-align="middle"/>
    </style:style>
    <style:style style:name="gr13" style:family="graphic" style:parent-style-name="objectwithoutfill">
      <style:graphic-properties draw:marker-start="" draw:marker-end="Circle" draw:marker-end-width="0.3cm" draw:fill="solid" draw:textarea-vertical-align="middle"/>
    </style:style>
    <style:style style:name="gr14" style:family="graphic" style:parent-style-name="standard">
      <style:graphic-properties draw:fill-color="#ffd8ce" draw:textarea-horizontal-align="justify" draw:textarea-vertical-align="middle" draw:auto-grow-height="false" fo:min-height="0.75cm" fo:min-width="2.5cm"/>
      <style:paragraph-properties style:writing-mode="lr-tb"/>
    </style:style>
    <style:style style:name="gr15" style:family="graphic" style:parent-style-name="objectwithoutfill">
      <style:graphic-properties draw:stroke="dash" draw:stroke-dash="Double_20_Dash" draw:fill="solid" draw:textarea-vertical-align="middle"/>
    </style:style>
    <style:style style:name="gr16" style:family="graphic" style:parent-style-name="objectwithoutfill">
      <style:graphic-properties draw:marker-start="Arrow" draw:marker-end="Triangle_20_unfilled" draw:marker-end-width="0.2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825cm"/>
      <style:paragraph-properties style:writing-mode="lr-tb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0.775cm" fo:min-width="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556cm" fo:min-width="0cm"/>
      <style:paragraph-properties style:writing-mode="lr-tb"/>
    </style:style>
    <style:style style:name="gr24" style:family="graphic" style:parent-style-name="standard">
      <style:graphic-properties draw:fill-color="#ffffd7" draw:textarea-horizontal-align="justify" draw:textarea-vertical-align="middle" draw:auto-grow-height="false" fo:min-height="0.75cm" fo:min-width="2.5cm"/>
      <style:paragraph-properties style:writing-mode="lr-tb"/>
    </style:style>
    <style:style style:name="gr25" style:family="graphic" style:parent-style-name="objectwithoutfill">
      <style:graphic-properties svg:stroke-width="0.018cm" draw:marker-start="Arrow" draw:marker-start-width="0.2cm" draw:marker-end="" draw:marker-end-width="0.2cm" draw:fill="solid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1cm" fo:min-width="0cm"/>
      <style:paragraph-properties style:writing-mode="lr-tb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1.25cm" fo:min-width="2.5cm"/>
      <style:paragraph-properties style:writing-mode="lr-tb"/>
    </style:style>
    <style:style style:name="gr28" style:family="graphic" style:parent-style-name="objectwithoutfill">
      <style:graphic-properties draw:marker-start="Arrow" draw:marker-start-width="0.2cm" draw:marker-end="Triangle_20_unfilled" draw:marker-end-width="0.2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7cm"/>
      <style:paragraph-properties style:writing-mode="lr-tb"/>
    </style:style>
    <style:style style:name="gr30" style:family="graphic" style:parent-style-name="standard">
      <style:graphic-properties draw:fill-color="#dde8cb" draw:textarea-horizontal-align="justify" draw:textarea-vertical-align="middle" draw:auto-grow-height="false" fo:min-height="0.75cm" fo:min-width="1.5cm"/>
      <style:paragraph-properties style:writing-mode="lr-tb"/>
    </style:style>
    <style:style style:name="gr31" style:family="graphic" style:parent-style-name="standard">
      <style:graphic-properties draw:fill-color="#dde8cb" draw:textarea-horizontal-align="justify" draw:textarea-vertical-align="middle" draw:auto-grow-height="false" fo:min-height="0.75cm" fo:min-width="2.5cm"/>
      <style:paragraph-properties style:writing-mode="lr-tb"/>
    </style:style>
    <style:style style:name="gr32" style:family="graphic" style:parent-style-name="objectwithoutfill">
      <style:graphic-properties svg:stroke-width="0.018cm" draw:marker-start="Arrow" draw:marker-start-width="0.2cm" draw:marker-end="Triangle_20_unfilled" draw:marker-end-width="0.2cm" draw:fill="solid" draw:textarea-vertical-align="middle" fo:padding-top="0.134cm" fo:padding-bottom="0.134cm" fo:padding-left="0.259cm" fo:padding-right="0.259cm"/>
    </style:style>
    <style:style style:name="gr33" style:family="graphic" style:parent-style-name="standard">
      <style:graphic-properties draw:fill="gradient" draw:fill-color="#dee6ef" draw:fill-gradient-name="Gradient_20_21" draw:textarea-horizontal-align="justify" draw:textarea-vertical-align="middle" draw:auto-grow-height="false" fo:min-height="0.75cm" fo:min-width="1.5cm"/>
      <style:paragraph-properties style:writing-mode="lr-tb"/>
    </style:style>
    <style:style style:name="gr34" style:family="graphic" style:parent-style-name="objectwithoutfill">
      <style:graphic-properties draw:stroke="solid" draw:stroke-dash="Dot" svg:stroke-width="0.018cm" draw:marker-start="Arrow" draw:marker-start-width="0.2cm" draw:marker-end="Triangle_20_unfilled" draw:marker-end-width="0.2cm" draw:fill="solid" draw:textarea-vertical-align="middle" fo:padding-top="0.134cm" fo:padding-bottom="0.134cm" fo:padding-left="0.259cm" fo:padding-right="0.259cm"/>
    </style:style>
    <style:style style:name="gr35" style:family="graphic" style:parent-style-name="objectwithoutfill">
      <style:graphic-properties draw:stroke="solid" svg:stroke-width="0.018cm" draw:marker-start-width="0.2cm" draw:marker-end="Arrow" draw:marker-end-width="0.2cm" draw:fill="solid" draw:textarea-vertical-align="middle" fo:padding-top="0.134cm" fo:padding-bottom="0.134cm" fo:padding-left="0.259cm" fo:padding-right="0.259cm"/>
    </style:style>
    <style:style style:name="gr36" style:family="graphic" style:parent-style-name="standard">
      <style:graphic-properties draw:fill-color="#ffffd7" draw:textarea-horizontal-align="justify" draw:textarea-vertical-align="middle" draw:auto-grow-height="false" fo:min-height="0.514cm" fo:min-width="0.551cm"/>
      <style:paragraph-properties style:writing-mode="lr-tb"/>
    </style:style>
    <style:style style:name="gr37" style:family="graphic" style:parent-style-name="objectwithoutfill">
      <style:graphic-properties draw:marker-end="" draw:marker-end-width="0.2cm" draw:fill="solid" draw:textarea-vertical-align="middle"/>
    </style:style>
    <style:style style:name="gr38" style:family="graphic" style:parent-style-name="objectwithoutfill">
      <style:graphic-properties draw:stroke="solid" draw:stroke-dash="Double_20_Dot" svg:stroke-width="0cm" draw:marker-start="Arrow" draw:marker-start-width="0.2cm" draw:marker-end="Triangle_20_unfilled" draw:marker-end-width="0.21cm" draw:fill="solid" draw:textarea-vertical-align="middle" fo:padding-top="0.125cm" fo:padding-bottom="0.125cm" fo:padding-left="0.25cm" fo:padding-right="0.25cm"/>
    </style:style>
    <style:style style:name="gr39" style:family="graphic" style:parent-style-name="objectwithoutfill">
      <style:graphic-properties draw:stroke="none" draw:stroke-dash="Double_20_Dot" svg:stroke-width="0.212cm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cccccc"/>
      <style:paragraph-properties fo:text-align="center" style:writing-mode="lr-tb"/>
      <style:text-properties fo:font-size="12pt"/>
    </style:style>
    <style:style style:name="P3" style:family="paragraph">
      <loext:graphic-properties draw:fill="solid"/>
      <style:paragraph-properties fo:text-align="center"/>
      <style:text-properties fo:font-size="12pt"/>
    </style:style>
    <style:style style:name="P4" style:family="paragraph">
      <loext:graphic-properties draw:fill="gradient" draw:fill-color="#dee6ef" draw:fill-gradient-name="Gradient_20_20"/>
      <style:paragraph-properties fo:text-align="center" style:writing-mode="lr-tb"/>
      <style:text-properties fo:font-size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ffffd7"/>
      <style:paragraph-properties fo:text-align="center" style:writing-mode="lr-tb"/>
      <style:text-properties fo:font-size="12pt"/>
    </style:style>
    <style:style style:name="P8" style:family="paragraph">
      <loext:graphic-properties draw:fill-color="#dee6ef"/>
      <style:paragraph-properties fo:text-align="center" style:writing-mode="lr-tb"/>
      <style:text-properties fo:font-size="12pt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2a6099" fo:font-size="14pt" fo:font-style="italic"/>
    </style:style>
    <style:style style:name="P12" style:family="paragraph">
      <loext:graphic-properties draw:fill="none" draw:fill-color="#ffffff"/>
      <style:paragraph-properties style:writing-mode="lr-tb"/>
      <style:text-properties style:use-window-font-color="true" fo:font-size="14pt" fo:font-style="italic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d8ce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2a6099" fo:font-size="16pt" style:font-size-asian="16pt" style:font-size-complex="16pt"/>
    </style:style>
    <style:style style:name="P18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use-window-font-color="true" fo:font-size="14pt" fo:font-style="italic" style:font-style-asian="italic" style:font-style-complex="italic"/>
    </style:style>
    <style:style style:name="P20" style:family="paragraph">
      <loext:graphic-properties draw:fill-color="#ffffd7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-color="#dde8cb"/>
      <style:paragraph-properties fo:text-align="center" style:writing-mode="lr-tb"/>
      <style:text-properties fo:font-size="12pt"/>
    </style:style>
    <style:style style:name="P23" style:family="paragraph">
      <loext:graphic-properties draw:fill-color="#dde8cb"/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loext:graphic-properties draw:fill="gradient" draw:fill-color="#dee6ef" draw:fill-gradient-name="Gradient_20_21"/>
      <style:paragraph-properties fo:text-align="center" style:writing-mode="lr-tb"/>
      <style:text-properties fo:font-size="12pt"/>
    </style:style>
    <style:style style:name="P25" style:family="paragraph">
      <loext:graphic-properties draw:fill="solid"/>
      <style:paragraph-properties fo:text-align="center" style:writing-mode="lr-tb"/>
      <style:text-properties style:text-position="0% 100%" fo:font-size="10pt" style:font-size-asian="14pt" style:font-size-complex="14pt"/>
    </style:style>
    <style:style style:name="P26" style:family="paragraph">
      <loext:graphic-properties draw:fill="solid"/>
      <style:paragraph-properties fo:text-align="center" style:writing-mode="lr-tb"/>
      <style:text-properties fo:font-size="12pt" style:font-size-asian="15pt" style:font-size-complex="15pt"/>
    </style:style>
    <style:style style:name="P27" style:family="paragraph">
      <style:paragraph-properties fo:text-align="center" style:writing-mode="lr-tb"/>
      <style:text-properties fo:font-size="8pt" style:font-size-asian="8pt" style:font-size-complex="8pt"/>
    </style:style>
    <style:style style:name="P28" style:family="paragraph">
      <loext:graphic-properties draw:fill-color="#ffffd7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2a6099" fo:font-size="14pt" fo:font-style="italic"/>
    </style:style>
    <style:style style:name="T6" style:family="text">
      <style:text-properties style:use-window-font-color="true" fo:font-size="14pt" fo:font-style="italic"/>
    </style:style>
    <style:style style:name="T7" style:family="text">
      <style:text-properties fo:font-size="6pt"/>
    </style:style>
    <style:style style:name="T8" style:family="text">
      <style:text-properties fo:color="#2a6099" fo:font-size="16pt" style:font-size-asian="16pt" style:font-size-complex="16pt"/>
    </style:style>
    <style:style style:name="T9" style:family="text">
      <style:text-properties style:use-window-font-color="true" fo:font-size="14pt" fo:font-style="italic" style:font-style-asian="italic" style:font-style-complex="italic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13cm" svg:y="6.4cm">
          <text:p text:style-name="P1"><text:span text:style-name="T1">MQ</text:span></text:p>
          <text:p text:style-name="P1"><text:span text:style-name="T2">(nsq, mqtt, amqp, ...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cm" svg:y1="7.4cm" svg:x2="12cm" svg:y2="5.9cm" draw:start-shape="id1" draw:start-glue-point="3" draw:end-shape="id2" draw:end-glue-point="1" svg:d="M13000 7400l-1000-1500" svg:viewBox="0 0 1001 1501">
          <text:p/>
        </draw:connector>
        <draw:connector draw:style-name="gr2" draw:text-style-name="P3" draw:layer="layout" draw:type="line" svg:x1="13cm" svg:y1="7.4cm" svg:x2="12cm" svg:y2="9.4cm" draw:start-shape="id1" draw:start-glue-point="3" draw:end-shape="id3" draw:end-glue-point="1" svg:d="M13000 7400l-1000 2000" svg:viewBox="0 0 1001 2001">
          <text:p/>
        </draw:connector>
        <draw:custom-shape draw:style-name="gr3" draw:text-style-name="P4" xml:id="id3" draw:id="id3" draw:layer="layout" svg:width="2cm" svg:height="1cm" svg:x="10cm" svg:y="8.9cm">
          <text:p text:style-name="P1"><text:span text:style-name="T1">Pu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2cm" svg:height="1cm" svg:x="10cm" svg:y="5.4cm">
          <text:p text:style-name="P5"><text:span text:style-name="T3">Pu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2cm" svg:height="1cm" svg:x="16cm" svg:y="8.4cm">
          <text:p text:style-name="P1"><text:span text:style-name="T1">Pub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5" draw:id="id5" draw:layer="layout" svg:width="2cm" svg:height="1cm" svg:x="16cm" svg:y="5.4cm">
          <text:p text:style-name="P1"><text:span text:style-name="T3">Su</text:span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5cm" svg:y1="7.4cm" svg:x2="16cm" svg:y2="8.9cm" draw:start-shape="id1" draw:end-shape="id4" draw:end-glue-point="3" svg:d="M15000 7400l1000 1500" svg:viewBox="0 0 1001 1501">
          <text:p/>
        </draw:connector>
        <draw:connector draw:style-name="gr7" draw:text-style-name="P3" draw:layer="layout" draw:type="line" svg:x1="15cm" svg:y1="7.4cm" svg:x2="16cm" svg:y2="5.9cm" draw:start-shape="id1" draw:start-glue-point="1" draw:end-shape="id5" draw:end-glue-point="3" svg:d="M15000 7400l1000-1500" svg:viewBox="0 0 1001 1501">
          <text:p/>
        </draw:connector>
        <draw:custom-shape draw:style-name="gr8" draw:text-style-name="P10" xml:id="id7" draw:id="id7" draw:layer="layout" svg:width="3cm" svg:height="1cm" svg:x="6cm" svg:y="5.4cm">
          <text:p text:style-name="P9"><text:span text:style-name="T4">WoST Binding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363cm" svg:height="0.806cm" svg:x="5.175cm" svg:y="3.094cm">
          <draw:text-box>
            <text:p><text:span text:style-name="T5">Protocol Bindings</text:span></text:p>
          </draw:text-box>
        </draw:frame>
        <draw:frame draw:style-name="gr10" draw:text-style-name="P11" draw:layer="layout" svg:width="5.248cm" svg:height="0.806cm" svg:x="11.477cm" svg:y="3.075cm">
          <draw:text-box>
            <text:p><text:span text:style-name="T5">Internal Service Bus</text:span></text:p>
          </draw:text-box>
        </draw:frame>
        <draw:frame draw:style-name="gr11" draw:text-style-name="P12" draw:layer="layout" svg:width="3.034cm" svg:height="0.806cm" svg:x="23.341cm" svg:y="3.069cm">
          <draw:text-box>
            <text:p><text:span text:style-name="T6">Consumers</text:span></text:p>
          </draw:text-box>
        </draw:frame>
        <draw:connector draw:style-name="gr12" draw:text-style-name="P13" draw:layer="layout" draw:type="line" svg:x1="19cm" svg:y1="5.9cm" svg:x2="18cm" svg:y2="5.9cm" draw:start-shape="id6" draw:start-glue-point="3" draw:end-shape="id5" draw:end-glue-point="1" svg:d="M19000 5900h-1000" svg:viewBox="0 0 1001 1">
          <text:p/>
        </draw:connector>
        <draw:connector draw:style-name="gr13" draw:text-style-name="P13" xml:id="id11" draw:id="id11" draw:layer="layout" draw:type="line" svg:x1="6cm" svg:y1="5.9cm" svg:x2="5.539cm" svg:y2="5.898cm" draw:start-shape="id7" draw:start-glue-point="3" svg:d="M6000 5900l-461-2" svg:viewBox="0 0 462 3">
          <text:p/>
        </draw:connector>
        <draw:custom-shape draw:style-name="gr14" draw:text-style-name="P14" xml:id="id8" draw:id="id8" draw:layer="layout" svg:width="3cm" svg:height="1cm" svg:x="6cm" svg:y="8.9cm">
          <text:p text:style-name="P9"><text:span text:style-name="T4">Legacy Binding</text:span></text:p>
          <draw:enhanced-geometry svg:viewBox="0 0 21600 21600" draw:type="rectangle" draw:enhanced-path="M 0 0 L 21600 0 21600 21600 0 21600 0 0 Z N"/>
        </draw:custom-shape>
        <draw:connector draw:style-name="gr2" draw:text-style-name="P13" draw:layer="layout" draw:type="line" svg:x1="10cm" svg:y1="9.4cm" svg:x2="9cm" svg:y2="9.4cm" draw:start-shape="id3" draw:start-glue-point="3" draw:end-shape="id8" draw:end-glue-point="1" svg:d="M10000 9400h-1000" svg:viewBox="0 0 1001 1">
          <text:p/>
        </draw:connector>
        <draw:custom-shape draw:style-name="gr8" draw:text-style-name="P10" xml:id="id6" draw:id="id6" draw:layer="layout" svg:width="3cm" svg:height="1cm" svg:x="19cm" svg:y="5.4cm">
          <text:p text:style-name="P9"><text:span text:style-name="T4">TD </text:span></text:p>
          <text:p text:style-name="P9"><text:span text:style-name="T4">Directory Service</text:span></text:p>
          <draw:enhanced-geometry svg:viewBox="0 0 21600 21600" draw:type="rectangle" draw:enhanced-path="M 0 0 L 21600 0 21600 21600 0 21600 0 0 Z N"/>
        </draw:custom-shape>
        <draw:connector draw:style-name="gr2" draw:text-style-name="P13" draw:layer="layout" draw:type="line" svg:x1="10cm" svg:y1="5.906cm" svg:x2="9cm" svg:y2="5.881cm" svg:d="M10000 5906l-1000-25" svg:viewBox="0 0 1001 26">
          <text:p/>
        </draw:connector>
        <draw:line draw:style-name="gr15" draw:text-style-name="P13" draw:layer="layout" svg:x1="18.475cm" svg:y1="4.425cm" svg:x2="18.5cm" svg:y2="9.85cm">
          <text:p/>
        </draw:line>
        <draw:line draw:style-name="gr15" draw:text-style-name="P13" draw:layer="layout" svg:x1="9.475cm" svg:y1="4.4cm" svg:x2="9.5cm" svg:y2="12.375cm">
          <text:p/>
        </draw:line>
        <draw:custom-shape draw:style-name="gr5" draw:text-style-name="P7" xml:id="id10" draw:id="id10" draw:layer="layout" svg:width="2cm" svg:height="1cm" svg:x="10.002cm" svg:y="10.4cm">
          <text:p text:style-name="P1"><text:span text:style-name="T1">Sub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13cm" svg:y1="7.4cm" svg:x2="12cm" svg:y2="7.4cm" draw:start-shape="id1" draw:start-glue-point="3" draw:end-shape="id9" draw:end-glue-point="1" svg:d="M13000 7400h-1000" svg:viewBox="0 0 1001 1">
          <text:p/>
        </draw:connector>
        <draw:connector draw:style-name="gr16" draw:text-style-name="P3" draw:layer="layout" svg:x1="10.002cm" svg:y1="10.9cm" svg:x2="7.5cm" svg:y2="9.9cm" draw:start-shape="id10" draw:start-glue-point="3" draw:end-shape="id8" draw:end-glue-point="2" svg:d="M10002 10900h-2502v-1000" svg:viewBox="0 0 2503 1001">
          <text:p/>
        </draw:connector>
        <draw:frame draw:style-name="gr17" draw:text-style-name="P15" draw:layer="layout" svg:width="1.45cm" svg:height="0.803cm" svg:x="13.275cm" svg:y="5.725cm">
          <draw:text-box>
            <text:p><text:span text:style-name="T7">Message Channels</text:span></text:p>
          </draw:text-box>
        </draw:frame>
        <draw:frame draw:style-name="gr18" draw:text-style-name="P15" draw:layer="layout" svg:width="1.55cm" svg:height="0.489cm" svg:x="8.226cm" svg:y="10.875cm">
          <draw:text-box>
            <text:p><text:span text:style-name="T7">Actions</text:span></text:p>
          </draw:text-box>
        </draw:frame>
        <draw:frame draw:style-name="gr19" draw:text-style-name="P15" draw:layer="layout" svg:width="1.225cm" svg:height="0.5cm" svg:x="8.825cm" svg:y="9.45cm">
          <draw:text-box>
            <text:p><text:span text:style-name="T7">Events</text:span></text:p>
          </draw:text-box>
        </draw:frame>
        <draw:frame draw:style-name="gr20" draw:text-style-name="P15" draw:layer="layout" svg:width="2.45cm" svg:height="0.55cm" svg:x="6.2cm" svg:y="4.825cm">
          <draw:text-box>
            <text:p><text:span text:style-name="T7">TD, events, actions</text:span></text:p>
          </draw:text-box>
        </draw:frame>
        <draw:frame draw:style-name="gr18" draw:text-style-name="P15" draw:layer="layout" svg:width="0.825cm" svg:height="0.489cm" svg:x="18.525cm" svg:y="5.5cm">
          <draw:text-box>
            <text:p><text:span text:style-name="T7">TD</text:span></text:p>
          </draw:text-box>
        </draw:frame>
        <draw:connector draw:style-name="gr13" draw:text-style-name="P13" xml:id="id14" draw:id="id14" draw:layer="layout" draw:type="line" svg:x1="22cm" svg:y1="5.9cm" svg:x2="22.522cm" svg:y2="5.885cm" draw:start-shape="id6" draw:start-glue-point="1" svg:d="M22000 5900l522-15" svg:viewBox="0 0 523 16">
          <text:p/>
        </draw:connector>
        <draw:frame draw:style-name="gr21" draw:text-style-name="P17" draw:layer="layout" svg:width="10.55cm" svg:height="1.075cm" svg:x="8.925cm" svg:y="1.225cm">
          <draw:text-box>
            <text:p text:style-name="P16"><text:span text:style-name="T8">WoST Gateway, design</text:span></text:p>
          </draw:text-box>
        </draw:frame>
        <draw:custom-shape draw:style-name="gr22" draw:text-style-name="P18" xml:id="id12" draw:id="id12" draw:layer="layout" svg:width="2.5cm" svg:height="1.025cm" svg:x="2cm" svg:y="5.375cm">
          <text:p text:style-name="P5"><text:span text:style-name="T3">WoST </text:span></text:p>
          <text:p text:style-name="P5"><text:span text:style-name="T3">Th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3" draw:layer="layout" draw:type="line" svg:x1="5.539cm" svg:y1="5.898cm" svg:x2="4.5cm" svg:y2="5.888cm" draw:start-shape="id11" draw:start-glue-point="3" draw:end-shape="id12" draw:end-glue-point="7" svg:d="M5539 5898l-1039-10" svg:viewBox="0 0 1040 11">
          <text:p/>
        </draw:connector>
        <draw:line draw:style-name="gr15" draw:text-style-name="P13" draw:layer="layout" svg:x1="5cm" svg:y1="1.45cm" svg:x2="5cm" svg:y2="12.375cm">
          <text:p/>
        </draw:line>
        <draw:frame draw:style-name="gr23" draw:text-style-name="P19" draw:layer="layout" svg:width="2.513cm" svg:height="0.806cm" svg:x="2.1cm" svg:y="3.119cm">
          <draw:text-box>
            <text:p text:style-name="P16"><text:span text:style-name="T9">“</text:span><text:span text:style-name="T9">Things”</text:span></text:p>
          </draw:text-box>
        </draw:frame>
        <draw:custom-shape draw:style-name="gr5" draw:text-style-name="P7" xml:id="id9" draw:id="id9" draw:layer="layout" svg:width="2cm" svg:height="1cm" svg:x="10cm" svg:y="6.9cm">
          <text:p text:style-name="P1"><text:span text:style-name="T1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xml:id="id13" draw:id="id13" draw:layer="layout" svg:width="3cm" svg:height="1cm" svg:x="19cm" svg:y="8.4cm">
          <text:p text:style-name="P9"><text:span text:style-name="T4">Thing Action </text:span></text:p>
          <text:p text:style-name="P9"><text:span text:style-name="T4">API</text:span></text:p>
          <draw:enhanced-geometry svg:viewBox="0 0 21600 21600" draw:type="rectangle" draw:enhanced-path="M 0 0 L 21600 0 21600 21600 0 21600 0 0 Z N"/>
        </draw:custom-shape>
        <draw:connector draw:style-name="gr13" draw:text-style-name="P13" xml:id="id20" draw:id="id20" draw:layer="layout" draw:type="line" svg:x1="22cm" svg:y1="8.9cm" svg:x2="22.495cm" svg:y2="8.884cm" draw:start-shape="id13" draw:start-glue-point="1" svg:d="M22000 8900l495-16" svg:viewBox="0 0 496 17">
          <text:p/>
        </draw:connector>
        <draw:connector draw:style-name="gr25" draw:text-style-name="P13" draw:layer="layout" draw:type="line" svg:x1="18cm" svg:y1="8.9cm" svg:x2="19cm" svg:y2="8.9cm" draw:start-shape="id4" draw:start-glue-point="1" draw:end-shape="id13" draw:end-glue-point="3" svg:d="M18000 8900h1000" svg:viewBox="0 0 1001 1">
          <text:p/>
        </draw:connector>
        <draw:connector draw:style-name="gr16" draw:text-style-name="P3" draw:layer="layout" svg:x1="14cm" svg:y1="8.4cm" svg:x2="12.002cm" svg:y2="10.9cm" draw:start-shape="id1" draw:start-glue-point="2" draw:end-shape="id10" draw:end-glue-point="1" svg:d="M14000 8400v2500h-1998" svg:viewBox="0 0 1999 2501">
          <text:p/>
        </draw:connector>
        <draw:frame draw:style-name="gr26" draw:text-style-name="P15" draw:layer="layout" svg:width="5.05cm" svg:height="1.441cm" svg:x="14.2cm" svg:y="10.825cm">
          <draw:text-box>
            <text:p><text:span text:style-name="T7">Message Channels exist for: </text:span></text:p>
            <text:p><text:span text:style-name="T7">* TD publications, </text:span></text:p>
            <text:p><text:span text:style-name="T7">* Thing events</text:span></text:p>
            <text:p><text:span text:style-name="T7">* Thing actions</text:span></text:p>
          </draw:text-box>
        </draw:frame>
        <draw:custom-shape draw:style-name="gr27" draw:text-style-name="P21" xml:id="id15" draw:id="id15" draw:layer="layout" svg:width="3cm" svg:height="1.5cm" svg:x="23.625cm" svg:y="6.631cm">
          <text:p text:style-name="P9"><text:span text:style-name="T4">Thing Client </text:span></text:p>
          <text:p text:style-name="P9"><text:span text:style-name="T4">App</text:span></text:p>
          <draw:enhanced-geometry svg:viewBox="0 0 21600 21600" draw:type="rectangle" draw:enhanced-path="M 0 0 L 21600 0 21600 21600 0 21600 0 0 Z N"/>
        </draw:custom-shape>
        <draw:connector draw:style-name="gr28" draw:text-style-name="P3" draw:layer="layout" svg:x1="22.522cm" svg:y1="5.885cm" svg:x2="25.125cm" svg:y2="6.631cm" draw:start-shape="id14" draw:start-glue-point="3" draw:end-shape="id15" draw:end-glue-point="0" svg:d="M22522 5885h2603v746" svg:viewBox="0 0 2604 747">
          <text:p/>
        </draw:connector>
        <draw:frame draw:style-name="gr29" draw:text-style-name="P11" draw:layer="layout" svg:width="2.407cm" svg:height="0.806cm" svg:x="19.025cm" svg:y="3.094cm">
          <draw:text-box>
            <text:p><text:span text:style-name="T5">Services</text:span></text:p>
          </draw:text-box>
        </draw:frame>
        <draw:line draw:style-name="gr15" draw:text-style-name="P13" draw:layer="layout" svg:x1="23cm" svg:y1="1.425cm" svg:x2="23cm" svg:y2="13.4cm">
          <text:p/>
        </draw:line>
        <draw:frame draw:style-name="gr19" draw:text-style-name="P15" draw:layer="layout" svg:width="1.225cm" svg:height="0.5cm" svg:x="8.875cm" svg:y="8.95cm">
          <draw:text-box>
            <text:p><text:span text:style-name="T7">TD</text:span></text:p>
          </draw:text-box>
        </draw:frame>
        <draw:custom-shape draw:style-name="gr30" draw:text-style-name="P22" xml:id="id17" draw:id="id17" draw:layer="layout" svg:width="2cm" svg:height="1cm" svg:x="16.013cm" svg:y="6.9cm">
          <text:p text:style-name="P1"><text:span text:style-name="T3">Su</text:span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xml:id="id16" draw:id="id16" draw:layer="layout" svg:width="3cm" svg:height="1cm" svg:x="19cm" svg:y="6.9cm">
          <text:p text:style-name="P9"><text:span text:style-name="T4">TD </text:span></text:p>
          <text:p text:style-name="P9"><text:span text:style-name="T4">Event API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19cm" svg:y1="7.4cm" svg:x2="18.013cm" svg:y2="7.4cm" draw:start-shape="id16" draw:start-glue-point="3" draw:end-shape="id17" draw:end-glue-point="1" svg:d="M19000 7400h-987" svg:viewBox="0 0 988 1">
          <text:p/>
        </draw:connector>
        <draw:connector draw:style-name="gr13" draw:text-style-name="P13" xml:id="id18" draw:id="id18" draw:layer="layout" draw:type="line" svg:x1="22.025cm" svg:y1="7.391cm" svg:x2="22.52cm" svg:y2="7.375cm" svg:d="M22025 7391l495-16" svg:viewBox="0 0 496 17">
          <text:p/>
        </draw:connector>
        <draw:connector draw:style-name="gr32" draw:text-style-name="P3" draw:layer="layout" svg:x1="22.52cm" svg:y1="7.375cm" svg:x2="23.625cm" svg:y2="7.381cm" draw:start-shape="id18" draw:start-glue-point="3" draw:end-shape="id15" draw:end-glue-point="3" svg:d="M22520 7375h553v6h552" svg:viewBox="0 0 1106 7">
          <text:p/>
        </draw:connector>
        <draw:connector draw:style-name="gr7" draw:text-style-name="P3" draw:layer="layout" draw:type="line" svg:x1="15cm" svg:y1="7.401cm" svg:x2="16.013cm" svg:y2="7.4cm" draw:end-shape="id17" draw:end-glue-point="3" svg:d="M15000 7401l1013-1" svg:viewBox="0 0 1014 2">
          <text:p/>
        </draw:connector>
        <draw:frame draw:style-name="gr9" draw:text-style-name="P11" draw:layer="layout" svg:width="4.363cm" svg:height="0.806cm" svg:x="5.1cm" svg:y="11.975cm">
          <draw:text-box>
            <text:p><text:span text:style-name="T5">Legacy Protocols</text:span></text:p>
          </draw:text-box>
        </draw:frame>
        <draw:line draw:style-name="gr15" draw:text-style-name="P13" draw:layer="layout" svg:x1="4.975cm" svg:y1="8.4cm" svg:x2="9.45cm" svg:y2="8.4cm">
          <text:p/>
        </draw:line>
        <draw:custom-shape draw:style-name="gr24" draw:text-style-name="P20" draw:layer="layout" svg:width="3cm" svg:height="1cm" svg:x="19cm" svg:y="9.9cm">
          <text:p text:style-name="P9"><text:span text:style-name="T4">Scripting Eng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xml:id="id19" draw:id="id19" draw:layer="layout" svg:width="2cm" svg:height="1cm" svg:x="16cm" svg:y="9.9cm">
          <text:p text:style-name="P1"><text:span text:style-name="T1">Pub/Sub</text:span></text:p>
          <draw:enhanced-geometry svg:viewBox="0 0 21600 21600" draw:type="rectangle" draw:enhanced-path="M 0 0 L 21600 0 21600 21600 0 21600 0 0 Z N"/>
        </draw:custom-shape>
        <draw:connector draw:style-name="gr34" draw:text-style-name="P25" draw:layer="layout" draw:type="line" svg:x1="17.975cm" svg:y1="10.4cm" svg:x2="18.975cm" svg:y2="10.4cm" svg:d="M17975 10400h1000" svg:viewBox="0 0 1001 1">
          <text:p/>
        </draw:connector>
        <draw:connector draw:style-name="gr7" draw:text-style-name="P26" draw:layer="layout" draw:type="line" svg:x1="15.001cm" svg:y1="7.401cm" svg:x2="16cm" svg:y2="10.4cm" draw:end-shape="id19" draw:end-glue-point="3" svg:d="M15001 7401l999 2999" svg:viewBox="0 0 1000 3000">
          <text:p/>
        </draw:connector>
        <draw:connector draw:style-name="gr35" draw:text-style-name="P3" draw:layer="layout" svg:x1="25.125cm" svg:y1="8.131cm" svg:x2="22.495cm" svg:y2="8.884cm" draw:start-shape="id15" draw:start-glue-point="2" draw:end-shape="id20" draw:end-glue-point="3" svg:d="M25125 8131v753h-2630" svg:viewBox="0 0 2631 754">
          <text:p/>
        </draw:connector>
        <draw:custom-shape draw:style-name="gr36" draw:text-style-name="P28" draw:layer="layout" svg:width="1.05cm" svg:height="0.95cm" svg:x="20.5cm" svg:y="11.4cm">
          <text:p text:style-name="P27"><text:span text:style-name="T10">Scrip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7" draw:text-style-name="P13" draw:layer="layout" svg:x1="21.05cm" svg:y1="11.425cm" svg:x2="21.05cm" svg:y2="10.95cm">
          <text:p/>
        </draw:line>
        <draw:connector draw:style-name="gr38" draw:text-style-name="P3" draw:layer="layout" svg:x1="10cm" svg:y1="7.4cm" svg:x2="7.5cm" svg:y2="6.4cm" draw:start-shape="id9" draw:end-shape="id7" draw:end-glue-point="2" svg:d="M10000 7400h-2500v-1000" svg:viewBox="0 0 2501 1001">
          <text:p/>
        </draw:connector>
        <draw:connector draw:style-name="gr39" draw:text-style-name="P3" draw:layer="layout" svg:x1="9.947cm" svg:y1="7.477cm" svg:x2="7.5cm" svg:y2="6.4cm" draw:end-shape="id7" draw:end-glue-point="2" svg:d="M9947 7477v-288h-2447v-789" svg:viewBox="0 0 2448 107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0" draw:display-name="Gradient 20" draw:style="linear" draw:start-color="#dde8cb" draw:end-color="#dee6ef" draw:start-intensity="100%" draw:end-intensity="100%" draw:angle="1800" draw:border="0%"/>
    <draw:gradient draw:name="Gradient_20_21" draw:display-name="Gradient 21" draw:style="linear" draw:start-color="#ffffd7" draw:end-color="#dee6ef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nk Spaaij</meta:initial-creator>
    <meta:creation-date>2021-01-29T08:34:36.789907626</meta:creation-date>
    <dc:date>2021-01-31T22:05:18.489847542</dc:date>
    <dc:creator>Henk Spaaij</dc:creator>
    <meta:editing-duration>PT1H40M28S</meta:editing-duration>
    <meta:editing-cycles>15</meta:editing-cycles>
    <meta:generator>LibreOffice/6.4.6.2$Linux_X86_64 LibreOffice_project/40$Build-2</meta:generator>
    <meta:keyword>WoST</meta:keyword>
    <meta:keyword>STG</meta:keyword>
    <dc:subject>Secured Thing Gateway</dc:subject>
    <dc:title>STG Design</dc:title>
    <meta:document-statistic meta:object-count="63"/>
  </office:meta>
</office:document-meta>
</file>